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1.216cm"/>
    </style:style>
    <style:style style:name="co4" style:family="table-column">
      <style:table-column-properties fo:break-before="auto" style:column-width="6.53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8.74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7.5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SubSection</text:p>
          </table:table-cell>
          <table:table-cell table:style-name="ce5" office:value-type="string" calcext:value-type="string">
            <text:p>Level</text:p>
          </table:table-cell>
          <table:table-cell table:style-name="ce9" office:value-type="string" calcext:value-type="string">
            <text:p>Remediation</text:p>
          </table:table-cell>
          <table:table-cell table:style-name="ce9" office:value-type="string" calcext:value-type="string">
            <text:p>Value</text:p>
          </table:table-cell>
          <table:table-cell/>
          <table:table-cell office:value-type="string" calcext:value-type="string">
            <text:p>Additional Info</text:p>
          </table:table-cell>
          <table:table-cell/>
        </table:table-row>
        <table:table-row table:style-name="ro1">
          <table:table-cell table:style-name="ce1" office:value-type="string" calcext:value-type="string">
            <text:p>1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Enforce password history</text:p>
          </table:table-cell>
          <table:table-cell table:style-name="ce12" office:value-type="float" office:value="24" calcext:value-type="float">
            <text:p>24</text:p>
          </table:table-cell>
          <table:table-cell/>
          <table:table-cell office:value-type="string" calcext:value-type="string">
            <text:p>Passwords</text:p>
          </table:table-cell>
          <table:table-cell/>
        </table:table-row>
        <table:table-row table:style-name="ro1">
          <table:table-cell table:style-name="ce1" office:value-type="string" calcext:value-type="string">
            <text:p>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Maximum password age</text:p>
          </table:table-cell>
          <table:table-cell table:style-name="ce12" office:value-type="float" office:value="90" calcext:value-type="float">
            <text:p>90</text:p>
          </table:table-cell>
          <table:table-cell/>
          <table:table-cell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1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Minimum password age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office:value-type="string" calcext:value-type="string">
            <text:p>Days</text:p>
          </table:table-cell>
          <table:table-cell office:value-type="string" calcext:value-type="string">
            <text:p>Microsoft suggested 30</text:p>
          </table:table-cell>
        </table:table-row>
        <table:table-row table:style-name="ro1">
          <table:table-cell table:style-name="ce1" office:value-type="string" calcext:value-type="string">
            <text:p>1.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Minimum password length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office:value-type="string" calcext:value-type="string">
            <text:p>Characters</text:p>
          </table:table-cell>
          <table:table-cell/>
        </table:table-row>
        <table:table-row table:style-name="ro1">
          <table:table-cell table:style-name="ce1" office:value-type="string" calcext:value-type="string">
            <text:p>1.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Password must meet complexity requirem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Relax minimum password length limi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1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Password Policy\Store passwords using reversible encryp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y\Account lockout duration</text:p>
          </table:table-cell>
          <table:table-cell table:style-name="ce12" office:value-type="float" office:value="30" calcext:value-type="float">
            <text:p>30</text:p>
          </table:table-cell>
          <table:table-cell/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 table:style-name="ce1" office:value-type="string" calcext:value-type="string">
            <text:p>1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y\Account lockout threshold</text:p>
          </table:table-cell>
          <table:table-cell table:style-name="ce12" office:value-type="float" office:value="5" calcext:value-type="float">
            <text:p>5</text:p>
          </table:table-cell>
          <table:table-cell/>
          <table:table-cell office:value-type="string" calcext:value-type="string">
            <text:p>Attempts</text:p>
          </table:table-cell>
          <table:table-cell/>
        </table:table-row>
        <table:table-row table:style-name="ro1">
          <table:table-cell table:style-name="ce1" office:value-type="string" calcext:value-type="string">
            <text:p>1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ies\Allow Administrator account lockou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ccount Policies\Account Lockout Policy\Reset account lockout counter after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ccess Credential Manager as a trusted caller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ccess this computer from the network</text:p>
          </table:table-cell>
          <table:table-cell table:style-name="ce12" office:value-type="string" calcext:value-type="string">
            <text:p>Administrators, Remote Desktop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ct as part of the operating system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djust memory quotas for a process</text:p>
          </table:table-cell>
          <table:table-cell table:style-name="ce12" office:value-type="string" calcext:value-type="string">
            <text:p>Administrators, LOCAL SERVICE, NETWORK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llow log on locally</text:p>
          </table:table-cell>
          <table:table-cell table:style-name="ce12" office:value-type="string" calcext:value-type="string">
            <text:p>Administrators,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Allow log on through Remote Desktop Services</text:p>
          </table:table-cell>
          <table:table-cell table:style-name="ce12" office:value-type="string" calcext:value-type="string">
            <text:p>Administrators, Remote Desktop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Back up files and directorie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hange the system time</text:p>
          </table:table-cell>
          <table:table-cell table:style-name="ce12" office:value-type="string" calcext:value-type="string">
            <text:p>Administrators, LOCAL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hange the time zone</text:p>
          </table:table-cell>
          <table:table-cell table:style-name="ce12" office:value-type="string" calcext:value-type="string">
            <text:p>Administrators, LOCAL SERVICE,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a pagefile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a token object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global objects</text:p>
          </table:table-cell>
          <table:table-cell table:style-name="ce12" office:value-type="string" calcext:value-type="string">
            <text:p>Administrators, LOCAL SERVICE, NETWORK SERVICE,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permanent shared objects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Create symbolic link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bug program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access to this computer from the network</text:p>
          </table:table-cell>
          <table:table-cell table:style-name="ce12" office:value-type="string" calcext:value-type="string">
            <text:p>Guests, Local accou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as a batch job</text:p>
          </table:table-cell>
          <table:table-cell table:style-name="ce12" office:value-type="string" calcext:value-type="string">
            <text:p>G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as a service</text:p>
          </table:table-cell>
          <table:table-cell table:style-name="ce12" office:value-type="string" calcext:value-type="string">
            <text:p>G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1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locally</text:p>
          </table:table-cell>
          <table:table-cell table:style-name="ce12" office:value-type="string" calcext:value-type="string">
            <text:p>G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Deny log on through Remote Desktop Services</text:p>
          </table:table-cell>
          <table:table-cell table:style-name="ce12" office:value-type="string" calcext:value-type="string">
            <text:p>Guests, Local accou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Enable computer and user accounts to be trusted for delegation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Force shutdown from a remote system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2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Generate security audits</text:p>
          </table:table-cell>
          <table:table-cell table:style-name="ce12" office:value-type="string" calcext:value-type="string">
            <text:p>LOCAL SERVICE, NETWORK SERVIC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2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Impersonate a client after authentication</text:p>
          </table:table-cell>
          <table:table-cell table:style-name="ce12" office:value-type="string" calcext:value-type="string">
            <text:p>Administrators, LOCAL SERVICE, NETWORK SERVICE, SERVICE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2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Increase scheduling priority</text:p>
          </table:table-cell>
          <table:table-cell table:style-name="ce12" office:value-type="string" calcext:value-type="string">
            <text:p>Administrators, Window Manager\Window Manager Grou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Load and unload device driver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2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Lock pages in memory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Manage auditing and security log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Modify an object label</text:p>
          </table:table-cell>
          <table:table-cell table:style-name="ce12" office:value-type="string" calcext:value-type="string">
            <text:p>No On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Modify firmware environment value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Perform volume maintenance task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Profile single proces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3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Profile system performance</text:p>
          </table:table-cell>
          <table:table-cell table:style-name="ce12" office:value-type="string" calcext:value-type="string">
            <text:p>Administrators, NT SERVICE\WdiServiceHost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2.3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Replace a process level token</text:p>
          </table:table-cell>
          <table:table-cell table:style-name="ce12" office:value-type="string" calcext:value-type="string">
            <text:p>LOCAL SERVICE, NETWORK SERVIC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Restore files and directorie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Shut down the system</text:p>
          </table:table-cell>
          <table:table-cell table:style-name="ce12" office:value-type="string" calcext:value-type="string">
            <text:p>Administrators, User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2.3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User Rights Assignment\Take ownership of files or other objects</text:p>
          </table:table-cell>
          <table:table-cell table:style-name="ce12" office:value-type="string" calcext:value-type="string">
            <text:p>Administrator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Block Microsoft accounts</text:p>
          </table:table-cell>
          <table:table-cell table:style-name="ce12" office:value-type="string" calcext:value-type="string">
            <text:p>Users can't add or log on with Microsoft accoun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Guest account statu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Limit local account use of blank passwords to console logon only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Rename administrator account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ccounts: Rename guest account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udit: Force audit policy subcategory settings (Windows Vista or later) to override audit policy category setting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Audit: Shut down system immediately if unable to log security audit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gitally encrypt or sign secure channel data (alway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gitally encrypt secure channel data (when possible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gitally sign secure channel data (when possible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Disable machine account password chang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6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Maximum machine account password age</text:p>
          </table:table-cell>
          <table:table-cell table:style-name="ce12" office:value-type="float" office:value="30" calcext:value-type="float">
            <text:p>30</text:p>
          </table:table-cell>
          <table:table-cell table:style-name="Default"/>
          <table:table-cell table:style-name="ce4"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2.3.6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Domain member: Require strong (Windows 2000 or later) session key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Do not require CTRL+ALT+DEL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Don't display last signed-i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Machine inactivity limit</text:p>
          </table:table-cell>
          <table:table-cell table:style-name="ce12" office:value-type="float" office:value="900" calcext:value-type="float">
            <text:p>900</text:p>
          </table:table-cell>
          <table:table-cell table:style-name="Default"/>
          <table:table-cell table:style-name="ce4" office:value-type="string" calcext:value-type="string">
            <text:p>Seconds</text:p>
          </table:table-cell>
          <table:table-cell/>
        </table:table-row>
        <table:table-row table:style-name="ro1">
          <table:table-cell table:style-name="ce1" office:value-type="string" calcext:value-type="string">
            <text:p>2.3.7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Message text for users attempting to log on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7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Message title for users attempting to log on</text:p>
          </table:table-cell>
          <table:table-cell table:style-name="ce12" office:value-type="string" calcext:value-type="string">
            <text:p>Ask User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2.3.7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Prompt user to change password before expiration</text:p>
          </table:table-cell>
          <table:table-cell table:style-name="ce12" office:value-type="float" office:value="7" calcext:value-type="float">
            <text:p>7</text:p>
          </table:table-cell>
          <table:table-cell table:style-name="Default"/>
          <table:table-cell table:style-name="ce4"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2.3.7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Interactive logon: Smart card removal behavior</text:p>
          </table:table-cell>
          <table:table-cell table:style-name="ce12" office:value-type="string" calcext:value-type="string">
            <text:p>Lock Worksta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client: Digitally sign communications (alway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client: Digitally sign communications (if server agree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client: Send unencrypted password to third-party SMB server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Amount of idle time required before suspending session</text:p>
          </table:table-cell>
          <table:table-cell table:style-name="ce12" office:value-type="float" office:value="15" calcext:value-type="float">
            <text:p>15</text:p>
          </table:table-cell>
          <table:table-cell table:style-name="Default"/>
          <table:table-cell table:style-name="ce4" office:value-type="string" calcext:value-type="string">
            <text:p>Minutes</text:p>
          </table:table-cell>
          <table:table-cell/>
        </table:table-row>
        <table:table-row table:style-name="ro1">
          <table:table-cell table:style-name="ce1" office:value-type="string" calcext:value-type="string">
            <text:p>2.3.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Digitally sign communications (alway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Digitally sign communications (if client agree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Disconnect clients when logon hours expi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Microsoft network server: Server SPN target name validation level</text:p>
          </table:table-cell>
          <table:table-cell table:style-name="ce12" office:value-type="string" calcext:value-type="string">
            <text:p>Accept if provided by clie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Allow anonymous SID/Name transl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Do not allow anonymous enumeration of SAM accou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Do not allow anonymous enumeration of SAM accounts and shar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Do not allow storage of passwords and credentials for network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Let Everyone permissions apply to anonymous user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Named Pipes that can be accessed anonymously</text:p>
          </table:table-cell>
          <table:table-cell table:style-name="ce12" office:value-type="string" calcext:value-type="string">
            <text:p>” ”</text:p>
          </table:table-cell>
          <table:table-cell/>
          <table:table-cell office:value-type="string" calcext:value-type="string">
            <text:p>Empty</text:p>
          </table:table-cell>
          <table:table-cell/>
        </table:table-row>
        <table:table-row table:style-name="ro3">
          <table:table-cell table:style-name="ce1" office:value-type="string" calcext:value-type="string">
            <text:p>2.3.10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motely accessible registry paths</text:p>
          </table:table-cell>
          <table:table-cell table:style-name="ce12" office:value-type="string" calcext:value-type="string">
            <text:p>System\CurrentControlSet\Control\ProductOptions</text:p>
            <text:p>System\CurrentControlSet\Control\Server Applications</text:p>
            <text:p>SOFTWARE\Microsoft\Windows NT\CurrentVersion</text:p>
          </table:table-cell>
          <table:table-cell table:number-columns-repeated="3"/>
        </table:table-row>
        <table:table-row table:style-name="ro4">
          <table:table-cell table:style-name="ce1" office:value-type="string" calcext:value-type="string">
            <text:p>2.3.10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motely accessible registry paths and sub-paths</text:p>
          </table:table-cell>
          <table:table-cell table:style-name="ce12" office:value-type="string" calcext:value-type="string">
            <text:p>System\CurrentControlSet\Control\Print\Printers</text:p>
            <text:p>System\CurrentControlSet\Services\Eventlog</text:p>
            <text:p>SOFTWARE\Microsoft\OLAP Server</text:p>
            <text:p>SOFTWARE\Microsoft\Windows NT\CurrentVersion\Print</text:p>
            <text:p>SOFTWARE\Microsoft\Windows NT\CurrentVersion\Windows</text:p>
            <text:p>System\CurrentControlSet\Control\ContentIndex</text:p>
            <text:p>System\CurrentControlSet\Control\Terminal Server</text:p>
            <text:p>System\CurrentControlSet\Control\Terminal Server\UserConfig</text:p>
            <text:p>System\CurrentControlSet\Control\Terminal</text:p>
            <text:p>Server\DefaultUserConfiguration</text:p>
            <text:p>SOFTWARE\Microsoft\Windows NT\CurrentVersion\Perflib</text:p>
            <text:p>System\CurrentControlSet\Services\Sysmon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strict anonymous access to Named Pipes and Shar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Restrict clients allowed to make remote calls to SAM</text:p>
          </table:table-cell>
          <table:table-cell table:style-name="ce12" office:value-type="string" calcext:value-type="string">
            <text:p>Administrators: Remote Access: Allow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0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Shares that can be accessed Anonymously</text:p>
          </table:table-cell>
          <table:table-cell table:style-name="ce12" office:value-type="string" calcext:value-type="string">
            <text:p>” ”</text:p>
          </table:table-cell>
          <table:table-cell/>
          <table:table-cell office:value-type="string" calcext:value-type="string">
            <text:p>Empty</text:p>
          </table:table-cell>
          <table:table-cell/>
        </table:table-row>
        <table:table-row table:style-name="ro2">
          <table:table-cell table:style-name="ce1" office:value-type="string" calcext:value-type="string">
            <text:p>2.3.10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access: Sharing and security model for local accounts</text:p>
          </table:table-cell>
          <table:table-cell table:style-name="ce12" office:value-type="string" calcext:value-type="string">
            <text:p>Classic - local users authenticate as themsel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Allow Local System to use computer identity for NTLM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Allow LocalSystem NULL session fallback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Allow PKU2U authentication requests to this computer to use online identiti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5">
          <table:table-cell table:style-name="ce1" office:value-type="string" calcext:value-type="string">
            <text:p>2.3.1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Configure encryption types allowed for Kerberos</text:p>
          </table:table-cell>
          <table:table-cell table:style-name="ce12" office:value-type="string" calcext:value-type="string">
            <text:p>AES128_HMAC_SHA1, AES256_HMAC_SHA1, Future encryption typ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Do not store LAN Manager hash value on next password chang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Force logoff when logon hours expi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1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LAN Manager authentication level</text:p>
          </table:table-cell>
          <table:table-cell table:style-name="ce12" office:value-type="string" calcext:value-type="string">
            <text:p>Send NTLMv2 response only. Refuse LM &amp; NTL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LDAP client signing requirements</text:p>
          </table:table-cell>
          <table:table-cell table:style-name="ce12" office:value-type="string" calcext:value-type="string">
            <text:p>Negotiate signing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1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Minimum session security for NTLM SSP based (including secure RPC) clients</text:p>
          </table:table-cell>
          <table:table-cell table:style-name="ce12" office:value-type="string" calcext:value-type="string">
            <text:p>Require NTLMv2 session security, Require 128-bit encryption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1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Minimum session security for NTLM SSP based (including secure RPC) servers</text:p>
          </table:table-cell>
          <table:table-cell table:style-name="ce12" office:value-type="string" calcext:value-type="string">
            <text:p>Require NTLMv2 session security, Require 128-bit encryp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Restrict NTLM: Audit Incoming NTLM Traffic</text:p>
          </table:table-cell>
          <table:table-cell table:style-name="ce12" office:value-type="string" calcext:value-type="string">
            <text:p>Enabled auditing for all accoun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1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Network security: Restrict NTLM: Outgoing NTLM traffic to remote servers</text:p>
          </table:table-cell>
          <table:table-cell table:style-name="ce12" office:value-type="string" calcext:value-type="string">
            <text:p>Audit al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System objects: Require case insensitivity for non- Windows subsystem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System objects: Strengthen default permissions of internal system objects (e.g. Symbolic Links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Admin Approval Mode for the Built-in Administrator accoun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2.3.1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Behavior of the elevation prompt for administrators in Admin Approval Mode</text:p>
          </table:table-cell>
          <table:table-cell table:style-name="ce12" office:value-type="string" calcext:value-type="string">
            <text:p>Prompt for credentials on the secure deskto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Behavior of the elevation prompt for standard users</text:p>
          </table:table-cell>
          <table:table-cell table:style-name="ce12" office:value-type="string" calcext:value-type="string">
            <text:p>Automatically deny elevation reques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Detect application installations and prompt for elev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Only elevate UIAccess applications that are installed in secure loca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Run all administrators in Admin Approval Mod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Switch to the secure desktop when prompting for elev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.3.17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Local Policies\Security Options\User Account Control: Virtualize file and registry write failures to per-user loca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Computer Browse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IIS Admin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Infrared monitor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Internet Connection Sharing (ICS)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LxssManage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Microsoft FTP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1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OpenSSH SSH Serv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2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Remote Procedure Call (RPC) Locato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2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Routing and Remote Acces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2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Simple TCP/IP Services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3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Special Administration Console Help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SSDP Discovery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UPnP Device Host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eb Management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3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indows Media Player Network Sharing Servi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5.3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indows Mobile Hotspot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World Wide Web Publishing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Accessory Management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Live Auth Manage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Live Game Sav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5.4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System Services\Xbox Live Networking Service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9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Firewall state</text:p>
          </table:table-cell>
          <table:table-cell table:style-name="ce12" office:value-type="string" calcext:value-type="string">
            <text:p>On (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Inbound connections</text:p>
          </table:table-cell>
          <table:table-cell table:style-name="ce12" office:value-type="string" calcext:value-type="string">
            <text:p>Block (defaul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Settings Customize\Display a notification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9.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Name</text:p>
          </table:table-cell>
          <table:table-cell table:style-name="ce12" office:value-type="string" calcext:value-type="string">
            <text:p>%SystemRoot%\System32\logfiles\firewall\domainfw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Size limit (KB)</text:p>
          </table:table-cell>
          <table:table-cell table:style-name="ce12" office:value-type="float" office:value="16.384" calcext:value-type="float">
            <text:p>16,384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9.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Log dropped packet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1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Domain Profile\Logging Customize\Log successful connection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Firewall state</text:p>
          </table:table-cell>
          <table:table-cell table:style-name="ce12" office:value-type="string" calcext:value-type="string">
            <text:p>On (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Inbound connections</text:p>
          </table:table-cell>
          <table:table-cell table:style-name="ce12" office:value-type="string" calcext:value-type="string">
            <text:p>Block (defaul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Settings Customize\Display a notification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9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Name</text:p>
          </table:table-cell>
          <table:table-cell table:style-name="ce12" office:value-type="string" calcext:value-type="string">
            <text:p>%SystemRoot%\System32\logfiles\firewall\privatefw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Size limit (KB)</text:p>
          </table:table-cell>
          <table:table-cell table:style-name="ce12" office:value-type="float" office:value="16.384" calcext:value-type="float">
            <text:p>16,384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9.2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Log dropped packet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2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rivate Profile\Logging Customize\Log successful connection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Firewall state</text:p>
          </table:table-cell>
          <table:table-cell table:style-name="ce12" office:value-type="string" calcext:value-type="string">
            <text:p>On (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Inbound connections</text:p>
          </table:table-cell>
          <table:table-cell table:style-name="ce12" office:value-type="string" calcext:value-type="string">
            <text:p>Block (default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Settings Customize\Display a notification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Settings Customize\Apply local firewall rules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Settings Customize\Apply local connection security rules</text:p>
          </table:table-cell>
          <table:table-cell table:style-name="ce12"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9.3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Name</text:p>
          </table:table-cell>
          <table:table-cell table:style-name="ce12" office:value-type="string" calcext:value-type="string">
            <text:p>%SystemRoot%\System32\logfiles\firewall\publicfw.log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Size limit (KB)</text:p>
          </table:table-cell>
          <table:table-cell table:style-name="ce12" office:value-type="float" office:value="16.384" calcext:value-type="float">
            <text:p>16,384</text:p>
          </table:table-cell>
          <table:table-cell/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9.3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Log dropped packet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.3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Windows Defender Firewall with Advanced Security\Windows Defender Firewall with Advanced Security\Windows Defender Firewall Properties\Public Profile\Logging Customize\Log successful connections</text:p>
          </table:table-cell>
          <table:table-cell table:style-name="ce1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Logon\Audit Credential Validation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Management\Audit Application Group Management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Management\Audit Security Group Management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Account Management\Audit User Account Management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Detailed Tracking\Audit PNP Activity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Detailed Tracking\Audit Process Creation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Account Lockout</text:p>
          </table:table-cell>
          <table:table-cell table:style-name="ce12" office:value-type="string" calcext:value-type="string">
            <text:p>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Group Membership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Logoff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Logon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Other Logon/Logoff Events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5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Logon/Logoff\Audit Special Logon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Detailed File Share</text:p>
          </table:table-cell>
          <table:table-cell table:style-name="ce12" office:value-type="string" calcext:value-type="string">
            <text:p>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File Shar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Other Object Access Events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6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Object Access\Audit Removable Storag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Audit Policy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Authentication Policy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Authorization Policy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MPSSVC Rule- Level Policy Chang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7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olicy Change\Audit Other Policy Change Events</text:p>
          </table:table-cell>
          <table:table-cell table:style-name="ce12" office:value-type="string" calcext:value-type="string">
            <text:p>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Privilege Use\Audit Sensitive Privilege Use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IPsec Driver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Other System Events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Security State Change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Security System Extension</text:p>
          </table:table-cell>
          <table:table-cell table:style-name="ce12" office:value-type="string" calcext:value-type="string">
            <text:p>Succe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7.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Windows Settings\Security Settings\Advanced Audit Policy Configuration\Audit Policies\System\Audit System Integrity</text:p>
          </table:table-cell>
          <table:table-cell table:style-name="ce12" office:value-type="string" calcext:value-type="string">
            <text:p>Success and Failur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Control Panel\Personalization\Prevent enabling lock screen camera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Control Panel\Personalization\Prevent enabling lock screen slide show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Control Panel\Regional and Language Options\Allow users to enable online speech recognition servic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Apply UAC restrictions to local accounts on network logons</text:p>
          </table:table-cell>
          <table:table-cell table:style-name="ce12" office:value-type="string" calcext:value-type="string">
            <text:p>En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Configure SMB v1 client driver</text:p>
          </table:table-cell>
          <table:table-cell table:style-name="ce12" office:value-type="string" calcext:value-type="string">
            <text:p>Enabled: Disable driver (recommended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Configure SMB v1 server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Enable Certificate Padding</text:p>
          </table:table-cell>
          <table:table-cell table:style-name="ce12" office:value-type="string" calcext:value-type="string">
            <text:p>En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Enable Structured Exception Handling Overwrite Protection (SEHOP)</text:p>
          </table:table-cell>
          <table:table-cell table:style-name="ce12" office:value-type="string" calcext:value-type="string">
            <text:p>En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LSA Protection</text:p>
          </table:table-cell>
          <table:table-cell table:style-name="ce12" office:value-type="string" calcext:value-type="string">
            <text:p>En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NetBT NodeType configuration</text:p>
          </table:table-cell>
          <table:table-cell table:style-name="ce12" office:value-type="string" calcext:value-type="string">
            <text:p>Enabled: P-node (recommended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4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WDigest Authentication (disabling may require KB2871997)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AutoAdminLogon) Enable Automatic Logon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1" office:value-type="string" calcext:value-type="string">
            <text:p>18.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DisableIPSourceRouting IPv6) IP source routing protection level</text:p>
          </table:table-cell>
          <table:table-cell table:style-name="ce12" office:value-type="string" calcext:value-type="string">
            <text:p>Enabled: Highest protection, source routing is completely disabled</text:p>
          </table:table-cell>
          <table:table-cell table:style-name="ce3"/>
          <table:table-cell table:number-columns-repeated="2"/>
        </table:table-row>
        <table:table-row table:style-name="ro2">
          <table:table-cell table:style-name="ce1" office:value-type="string" calcext:value-type="string">
            <text:p>18.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DisableIPSourceRouting) IP source routing protection level</text:p>
          </table:table-cell>
          <table:table-cell table:style-name="ce12" office:value-type="string" calcext:value-type="string">
            <text:p>Enabled: Highest protection, source routing is completely 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5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EnableICMPRedirect) Allow ICMP redirects to override OSPF generated routes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5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NoNameReleaseOnDemand) Allow the computer to ignore NetBIOS name release requests except from WINS servers</text:p>
          </table:table-cell>
          <table:table-cell table:style-name="ce12" office:value-type="string" calcext:value-type="string">
            <text:p>En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5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SafeDllSearchMode) Enable Safe DLL search mode</text:p>
          </table:table-cell>
          <table:table-cell table:style-name="ce12" office:value-type="string" calcext:value-type="string">
            <text:p>En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5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ScreenSaverGracePeriod) The time in seconds before the screen saver grace period expires</text:p>
          </table:table-cell>
          <table:table-cell table:style-name="ce12" office:value-type="string" calcext:value-type="string">
            <text:p>Enabled: 5 or fewer second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5.1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S (Legacy)\MSS: (WarningLevel) Percentage threshold for the security event log at which the system will generate a warning</text:p>
          </table:table-cell>
          <table:table-cell table:style-name="ce12" office:value-type="string" calcext:value-type="string">
            <text:p>Enabled: 90% or les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6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DNS Client\Configure multicast DNS (mDNS) protocol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6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DNS Client\Configure NetBIOS settings</text:p>
          </table:table-cell>
          <table:table-cell table:style-name="ce12" office:value-type="string" calcext:value-type="string">
            <text:p>Enabled: Disable NetBIOS name resolution on public network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4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DNS Client\Turn off multicast name resolu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Lanman Workstation\Enable insecure guest logon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1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Connections\Prohibit installation and configuration of Network Bridge on your DNS domain network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1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Connections\Prohibit use of Internet Connection Sharing on your DNS domain network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11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Connections\Require domain users to elevate when setting a network's lo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18.6.1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Network Provider\Hardened UNC Paths</text:p>
          </table:table-cell>
          <table:table-cell table:style-name="ce12" office:value-type="string" calcext:value-type="string">
            <text:p>Enabled, with "Require Mutual</text:p>
            <text:p>Authentication", "Require Integrity", and “Require Privacy” set for</text:p>
            <text:p>all NETLOGON and SYSVOL share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6.2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Windows Connection Manager\Minimize the number of simultaneous connections to the Internet or a Windows Domain</text:p>
          </table:table-cell>
          <table:table-cell table:style-name="ce12" office:value-type="string" calcext:value-type="string">
            <text:p>Enabled: 3 = Prevent Wi-Fi when on Etherne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2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Windows Connection Manager\Prohibit connection to non-domain networks when connected to domain authenticated network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6.23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Network\WLAN Service\WLAN Settings\Allow Windows to automatically connect to suggested open hotspots, to networks shared by contacts, and to hotspots offering paid servic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Allow Print Spooler to accept client connection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edirection Guard</text:p>
          </table:table-cell>
          <table:table-cell table:style-name="ce12" office:value-type="string" calcext:value-type="string">
            <text:p>Enabled: Redirection Guard 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PC connection settings: Protocol to use for outgoing RPC connections</text:p>
          </table:table-cell>
          <table:table-cell table:style-name="ce12" office:value-type="string" calcext:value-type="string">
            <text:p>Enabled: RCP over TCP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PC connection settings: Use authentication for outgoing RPC connections</text:p>
          </table:table-cell>
          <table:table-cell table:style-name="ce12" office:value-type="string" calcext:value-type="string">
            <text:p>Enabled: Defau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5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Printers\Configure RPC listener settings: Configure protocol options for incoming RPC connections</text:p>
          </table:table-cell>
          <table:table-cell table:style-name="ce12" office:value-type="string" calcext:value-type="string">
            <text:p>Enabled: RCP over TCP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7.6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Printers\Configure RPC listener settings: Configure protocol options for incoming RPC connections</text:p>
          </table:table-cell>
          <table:table-cell table:style-name="ce12" office:value-type="string" calcext:value-type="string">
            <text:p>Enabled: Negotiate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7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Configure RPC over TCP port</text:p>
          </table:table-cell>
          <table:table-cell table:style-name="ce12" office:value-type="string" calcext:value-type="string">
            <text:p>Enabled: 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MS Security Guide\Configure RPC packet level privacy setting for incoming connec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7.9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Limits print driver installation to Administrator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7.10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Manage processing of Queue-specific files</text:p>
          </table:table-cell>
          <table:table-cell table:style-name="ce12" office:value-type="string" calcext:value-type="string">
            <text:p>Enabled: Limit Queue-specific files to Color profiles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7.1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Point and Print Restrictions: When installing drivers for a new connection</text:p>
          </table:table-cell>
          <table:table-cell table:style-name="ce12" office:value-type="string" calcext:value-type="string">
            <text:p>Enabled: Show warning and elevation prompt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7.1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Printers\Point and Print Restrictions: When updating drivers for an existing connection</text:p>
          </table:table-cell>
          <table:table-cell table:style-name="ce12" office:value-type="string" calcext:value-type="string">
            <text:p>Enabled: Show warning and elevation promp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Audit Process Creation\Include command line in process creation ev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Credentials Delegation\Encryption Oracle Remediation</text:p>
          </table:table-cell>
          <table:table-cell table:style-name="ce12" office:value-type="string" calcext:value-type="string">
            <text:p>Enabled: Force Updated Client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Credentials Delegation\Remote host allows delegation of non-exportable credential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7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Device Installation\Prevent device metadata retrieval from the Interne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9.1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Early Launch Antimalware\Boot-Start Driver Initialization Policy</text:p>
          </table:table-cell>
          <table:table-cell table:style-name="ce12" office:value-type="string" calcext:value-type="string">
            <text:p>Enabled: Good, unknown and bad but critica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19.2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System\Group Policy\Configure registr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Do not apply during periodic background processing” option to FALSE (un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3</text:p>
          </table:table-cell>
          <table:table-cell table:style-name="ce5" office:value-type="string" calcext:value-type="string">
            <text:p>L1</text:p>
          </table:table-cell>
          <table:table-cell table:style-name="ce10" office:value-type="string" calcext:value-type="string">
            <text:p>Computer Configuration\Policies\Administrative Templates\System\Group Policy\Configure registr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Process even if the Group Policy objects have not changed” option to TRUE (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Configure securit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Do not apply during periodic background processing” option to FALSE (un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Configure security policy processing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Set the ”Process even if the Group Policy objects have not changed” option to TRUE (checked)</text:p>
          </table:table-cell>
          <table:table-cell/>
        </table:table-row>
        <table:table-row table:style-name="ro1">
          <table:table-cell table:style-name="ce1" office:value-type="string" calcext:value-type="string">
            <text:p>18.9.19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Continue experiences on this devi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19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Group Policy\Turn off background refresh of Group Policy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0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Internet Communication Management\Internet Communication settings\Turn off downloading of print drivers over HTTP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0.1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Internet Communication Management\Internet Communication settings\Turn off Internet download for Web publishing and online ordering wizard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Configure password backup directory</text:p>
          </table:table-cell>
          <table:table-cell table:style-name="ce12" office:value-type="string" calcext:value-type="string">
            <text:p>Enabled: Active Director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Do not allow password expiration time longer than required by policy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Enable password encryp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5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assword Settings</text:p>
          </table:table-cell>
          <table:table-cell table:style-name="ce12" office:value-type="string" calcext:value-type="string">
            <text:p>Enabled</text:p>
          </table:table-cell>
          <table:table-cell table:style-name="Default"/>
          <table:table-cell table:style-name="ce4" office:value-type="string" calcext:value-type="string">
            <text:p>Configure the ”Password Complexity” option to ”Large letters + small letters + numbers + special characters”</text:p>
          </table:table-cell>
          <table:table-cell/>
        </table:table-row>
        <table:table-row table:style-name="ro1">
          <table:table-cell table:style-name="ce1" office:value-type="string" calcext:value-type="string">
            <text:p>18.9.25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assword Settings</text:p>
          </table:table-cell>
          <table:table-cell table:style-name="ce12" office:value-type="string" calcext:value-type="string">
            <text:p>Enabled: 15 or more</text:p>
          </table:table-cell>
          <table:table-cell table:style-name="Default"/>
          <table:table-cell table:style-name="ce4" office:value-type="string" calcext:value-type="string">
            <text:p>Password Settings: Password Length</text:p>
          </table:table-cell>
          <table:table-cell/>
        </table:table-row>
        <table:table-row table:style-name="ro1">
          <table:table-cell table:style-name="ce1" office:value-type="string" calcext:value-type="string">
            <text:p>18.9.25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assword Settings</text:p>
          </table:table-cell>
          <table:table-cell table:style-name="ce12" office:value-type="string" calcext:value-type="string">
            <text:p>Enabled: 30 or fewer</text:p>
          </table:table-cell>
          <table:table-cell table:style-name="Default"/>
          <table:table-cell table:style-name="ce4" office:value-type="string" calcext:value-type="string">
            <text:p>Password Age (Days)</text:p>
          </table:table-cell>
          <table:table-cell/>
        </table:table-row>
        <table:table-row table:style-name="ro1">
          <table:table-cell table:style-name="ce1" office:value-type="string" calcext:value-type="string">
            <text:p>18.9.25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ost- authentication actions: Grace period (hours)</text:p>
          </table:table-cell>
          <table:table-cell table:style-name="ce12" office:value-type="string" calcext:value-type="string">
            <text:p>Enabled: 8 or fewer hours, but not 0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9.25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APS\Post- authentication actions: Actions</text:p>
          </table:table-cell>
          <table:table-cell table:style-name="ce12" office:value-type="string" calcext:value-type="string">
            <text:p>Enabled: Reset the password and logoff the managed accoun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cal Security Authority\Allow Custom SSPs and APs to be loaded into LSAS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Block user from showing account details on sign-i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Do not display network selection UI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Do not enumerate connected users on domain-joined computer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Enumerate local users on domain-joined computer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Turn off app notifications on the lock scree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Turn off picture password sign-i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28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Logon\Turn on convenience PIN sign-i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Allow network connectivity during connected-standby (on battery)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Allow network connectivity during connected-standby (plugged in)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Require a password when a computer wakes (on battery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3.6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Power Management\Sleep Settings\Require a password when a computer wakes (plugged in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Assistance\Configure Offer Remote Assistan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Assistance\Configure Solicited Remote Assistanc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Procedure Call\Enable RPC Endpoint Mapper Client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3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Remote Procedure Call\Restrict Unauthenticated RPC clients</text:p>
          </table:table-cell>
          <table:table-cell table:style-name="ce12" office:value-type="string" calcext:value-type="string">
            <text:p>Enabled: Authenticat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51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Windows Time Service\Time Providers\Enable Windows NTP Clien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9.5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System\Windows Time Service\Time Providers\Enable Windows NTP Serv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Package Deployment\Not allow per-user unsigned packages to install by default (requires explicitly allow per install)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Package Deployment\Prevent non-admin users from installing packaged Windows app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Privacy\Let Windows apps activate with voice while the system is locked</text:p>
          </table:table-cell>
          <table:table-cell table:style-name="ce12" office:value-type="string" calcext:value-type="string">
            <text:p>Enabled: Force Den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pp runtime\Allow Microsoft accounts to be optional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utoPlay Policies\Disallow Autoplay for non-volume devic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10.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utoPlay Policies\Set the default behavior for AutoRun</text:p>
          </table:table-cell>
          <table:table-cell table:style-name="ce12" office:value-type="string" calcext:value-type="string">
            <text:p>Enabled: Do not execute any autorun command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AutoPlay Policies\Turn off Autoplay</text:p>
          </table:table-cell>
          <table:table-cell table:style-name="ce12" office:value-type="string" calcext:value-type="string">
            <text:p>Enabled: All driv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Biometrics\Facial Features\Configure enhanced anti-spoof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loud Content\Turn off cloud consumer account state conten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3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loud Content\Turn off Microsoft consumer experienc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onnect\Require pin for pairing</text:p>
          </table:table-cell>
          <table:table-cell table:style-name="ce12" office:value-type="string" calcext:value-type="string">
            <text:p>Enabled: First Tim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redential User Interface\Do not display the password reveal butt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redential User Interface\Enumerate administrator accounts on elev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5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Credential User Interface\Prevent the use of security questions for local accou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8.10.1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Allow Diagnostic Data</text:p>
          </table:table-cell>
          <table:table-cell table:style-name="ce12" office:value-type="string" calcext:value-type="string">
            <text:p>Enabled: Diagnostic data off (not recommended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Disable OneSettings Download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Do not show feedback notification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Enable OneSettings Audit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Limit Diagnostic Log Coll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Limit Dump Coll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6.8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ata Collection and Preview Builds\Toggle user control over Insider build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livery Optimization\Download Mode</text:p>
          </table:table-cell>
          <table:table-cell table:style-name="ce12" office:value-type="string" calcext:value-type="string">
            <text:p>Enabled: Internet (3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Experimental Featur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Hash Overrid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Local Archive Malware Scan Overrid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nable App Installer Microsoft Store Source Certificate Validation Bypas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18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Desktop App Installer\Enable App Installer ms-appinstaller protocol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Application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Application\Specify the maximum log file size (KB)</text:p>
          </table:table-cell>
          <table:table-cell table:style-name="ce12" office:value-type="string" calcext:value-type="string">
            <text:p>Enabled: 32,768 or greater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18.10.26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curity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curity\Specify the maximum log file size (KB)</text:p>
          </table:table-cell>
          <table:table-cell table:style-name="ce12" office:value-type="string" calcext:value-type="string">
            <text:p>Enabled: 196,608 or greater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18.10.26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tup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etup\Specify the maximum log file size (KB)</text:p>
          </table:table-cell>
          <table:table-cell table:style-name="ce12" office:value-type="string" calcext:value-type="string">
            <text:p>Enabled: 32,768 or great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ystem\Control Event Log behavior when the log file reaches its maximum siz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6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Event Log Service\System\Specify the maximum log file size (KB)</text:p>
          </table:table-cell>
          <table:table-cell table:style-name="ce12" office:value-type="string" calcext:value-type="string">
            <text:p>Enabled: 32,768 or greater</text:p>
          </table:table-cell>
          <table:table-cell table:style-name="Default"/>
          <table:table-cell table:style-name="ce4" office:value-type="string" calcext:value-type="string">
            <text:p>KB</text:p>
          </table:table-cell>
          <table:table-cell/>
        </table:table-row>
        <table:table-row table:style-name="ro1">
          <table:table-cell table:style-name="ce1" office:value-type="string" calcext:value-type="string">
            <text:p>18.10.2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Turn off Data Execution Prevention for Explorer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Do not apply the Mark of the Web tag to files copied from insecure sourc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Turn off heap termination on corrup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2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File Explorer\Turn off shell protocol protected mode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3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Internet Explorer\Disable Internet Explorer 11 as a standalone browser</text:p>
          </table:table-cell>
          <table:table-cell table:style-name="ce12" office:value-type="string" calcext:value-type="string">
            <text:p>Enabled: Alway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accounts\Block all consumer Microsoft account user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Features\Enable EDR in block mod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APS\Configure local setting override for reporting to Microsoft MAP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6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icrosoft Defender Exploit Guard\Attack Surface Reduction\Configure Attack Surface Reduction rul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7">
          <table:table-cell table:style-name="ce1" office:value-type="string" calcext:value-type="string">
            <text:p>18.10.43.6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icrosoft Defender Exploit Guard\Attack Surface Reduction\Configure Attack Surface Reduction rules: Set the state for each ASR rule</text:p>
          </table:table-cell>
          <table:table-cell table:style-name="ce12" office:value-type="string" calcext:value-type="string">
            <text:p>Set the following UI path so that ”26190899-1602-49e8-8b27-eb1d0a1ce869, 3b576869-a4ec-4529-8536- b80a7769e899, 56a863a9-875e-4185-98a7-b882c64b5ce5, 5beb7efe-fd9a-4556- 801d-275e5ffc04cc, 75668c1f-73b5-4cf0-bb93-3ecf5cb7cc84, 7674ba52-37eb- 4a4f-a9a1-f0f9a1619a2c, 92e97fa1-2edf-4476-bdd6-9dd0b4dddc7b, 9e6c4e1f- 7d60-472f-ba1a-a39ef669e4b2, b2b3f03d-6a65-4f7b-a9c7-1c7ef74a9ba4, be9ba2d9-53ea-4cdc-84e5-9b1eeee46550, d3e037e1-3eb8-44c8-a917- 57927947596d, d4f940ab-401b-4efc-aadc-ad5f3c50688a, and e6db77e5-3df2- 4cf1-b95a-636979351e5b” are each set to a value of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6.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Defender Antivirus\Windows Defender Exploit Guard\Network Protection\Prevent users and apps from accessing dangerous websites</text:p>
          </table:table-cell>
          <table:table-cell table:style-name="ce12" office:value-type="string" calcext:value-type="string">
            <text:p>Enabled: B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7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MpEngine\Enable file hash computation featu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Configure real- time protection and Security Intelligence Updates during OOB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Scan all downloaded files and attachm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Turn off real- time protec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Turn on behavior monitor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0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al-Time Protection\Turn on script scann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1.1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Remediation\Behavioral Network Blocks\Brute-Force Protection\Configure Remote Encryption Protection Mode</text:p>
          </table:table-cell>
          <table:table-cell table:style-name="ce12" office:value-type="string" calcext:value-type="string">
            <text:p>Enabled: Audi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Scan excluded files and directories during quick scans</text:p>
          </table:table-cell>
          <table:table-cell table:style-name="ce12" office:value-type="string" calcext:value-type="string">
            <text:p>Enabled: 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Scan packed executabl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Scan removable driv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3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Trigger a quick scan after X days without any scans</text:p>
          </table:table-cell>
          <table:table-cell table:style-name="ce12" office:value-type="string" calcext:value-type="string">
            <text:p>Enabled: 7</text:p>
          </table:table-cell>
          <table:table-cell table:style-name="Default"/>
          <table:table-cell table:style-name="ce4" office:value-type="string" calcext:value-type="string">
            <text:p>days</text:p>
          </table:table-cell>
          <table:table-cell/>
        </table:table-row>
        <table:table-row table:style-name="ro1">
          <table:table-cell table:style-name="ce1" office:value-type="string" calcext:value-type="string">
            <text:p>18.10.43.13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Scan\Turn on e-mail scanning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Configure detection for potentially unwanted applications</text:p>
          </table:table-cell>
          <table:table-cell table:style-name="ce12" office:value-type="string" calcext:value-type="string">
            <text:p>Enabled: Block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43.17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Microsoft Defender Antivirus\Control whether exclusions are visible to local user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OneDrive\Prevent the usage of OneDrive for file storag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Connection Client\Do not allow passwords to be saved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3.3 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Device and Resource Redirection\Do not allow drive redir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Always prompt for password upon connec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Require secure RPC commun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Require use of specific security layer for remote (RDP) connections</text:p>
          </table:table-cell>
          <table:table-cell table:style-name="ce12" office:value-type="string" calcext:value-type="string">
            <text:p>Enabled: SS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Require user authentication for remote connections by using Network Level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Security\Set client connection encryption level</text:p>
          </table:table-cell>
          <table:table-cell table:style-name="ce12" office:value-type="string" calcext:value-type="string">
            <text:p>Enabled: High Level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7.3.1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emote Desktop Services\Remote Desktop Session Host\Temporary Folders\Do not delete temp folders upon exit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RSS Feeds\Prevent downloading of enclosur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Administrative Templates\Windows Components\RSS Feeds\Turn on Basic feed authentication over HTTP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Cortana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Cortana above lock scree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indexing of encrypted fil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59.6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earch\Allow search and Cortana to use loc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66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tore\Turn off Automatic Download and Install of updat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66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Store\Turn off the offer to update to the latest version of Window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7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dgets\Allow widget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76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Defender SmartScreen\Explorer\Configure Windows Defender SmartScreen</text:p>
          </table:table-cell>
          <table:table-cell table:style-name="ce12" office:value-type="string" calcext:value-type="string">
            <text:p>Enabled: Warn and prevent bypas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7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Game Recording and Broadcasting\Enables or disables Windows Game Recording and Broadcasting</text:p>
          </table:table-cell>
          <table:table-cell table:style-name="ce12" office:value-type="string" calcext:value-type="string">
            <text:p>Disabled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18.10.80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Ink Workspace\Allow Windows Ink Workspace</text:p>
          </table:table-cell>
          <table:table-cell table:style-name="ce12" office:value-type="string" calcext:value-type="string">
            <text:p>Enabled: 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Installer\Allow user control over install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Installer\Always install with elevated privileg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Logon Options\Configure the transmission of the user's password in the content of MPR notifications sent by winlogon.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Logon Options\Sign-in and lock last interactive user automatically after a restart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Client\Allow Basic authentic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Client\Allow unencrypted traffic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1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Client\Disallow Digest authenticatio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Service\Allow Basic authenticatio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Service\Allow unencrypted traffic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89.2.4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Remote Management (WinRM)\WinRM Service\Disallow WinRM from storing RunAs credential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Sandbox\Allow clipboard sharing with Windows Sandbox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1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Sandbox\Allow networking in Windows Sandbox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2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Security\App and browser protection\Prevent users from modifying setting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Legacy Policies\No auto-restart with logged on users for scheduled automatic updates installation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2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end user experience\Configure Automatic Update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2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end user experience\Configure Automatic Updates: Scheduled install day</text:p>
          </table:table-cell>
          <table:table-cell table:style-name="ce12" office:value-type="string" calcext:value-type="string">
            <text:p>0 – Every day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2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end user experience\Remove access to “Pause updates” feature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updates offered from Windows Update\Manage preview build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4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updates offered from Windows Update\Select when Preview Builds and Feature Updates are received</text:p>
          </table:table-cell>
          <table:table-cell table:style-name="ce12" office:value-type="string" calcext:value-type="string">
            <text:p>Enabled: 180 or more day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8.10.93.4.3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Computer Configuration\Policies\Administrative Templates\Windows Components\Windows Update\Manage updates offered from Windows Update\Select when Quality Updates are received</text:p>
          </table:table-cell>
          <table:table-cell table:style-name="ce12" office:value-type="string" calcext:value-type="string">
            <text:p>Enabled: 0 day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5.1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Start Menu and Taskbar\Notifications\Turn off toast notifications on the lock screen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5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Attachment Manager\Do not preserve zone information in file attachment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5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Attachment Manager\Notify antivirus programs when opening attachments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8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Cloud Content\Configure Windows spotlight on lock screen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8.2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Cloud Content\Do not suggest third-party content in Windows spotligh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9.7.8.5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Cloud Content\Turn off Spotlight collection on Desktop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9.7.26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Network Sharing\Prevent users from sharing files within their profile.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19.7.40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Windows Copilot\Turn off Windows Copilot</text:p>
          </table:table-cell>
          <table:table-cell table:style-name="ce12" office:value-type="string" calcext:value-type="string">
            <text:p>Enabl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9.7.44.1</text:p>
          </table:table-cell>
          <table:table-cell table:style-name="ce5" office:value-type="string" calcext:value-type="string">
            <text:p>L1</text:p>
          </table:table-cell>
          <table:table-cell table:style-name="ce9" office:value-type="string" calcext:value-type="string">
            <text:p>User Configuration\Policies\Administrative Templates\Windows Components\Windows Installer\Always install with elevated privileges</text:p>
          </table:table-cell>
          <table:table-cell table:style-name="ce12" office:value-type="string" calcext:value-type="string">
            <text:p>Disabled</text:p>
          </table:table-cell>
          <table:table-cell table:number-columns-repeated="3"/>
        </table:table-row>
        <table:table-row table:style-name="ro1" table:number-rows-repeated="104820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 style:data-style-name="N2" text:time-value="09:58:02.5962135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0:38:56.183824342</meta:creation-date>
    <dc:date>2025-11-19T09:59:12.808877125</dc:date>
    <meta:editing-duration>PT10H56M57S</meta:editing-duration>
    <meta:editing-cycles>23</meta:editing-cycles>
    <meta:generator>LibreOffice/25.8.2.1$Linux_X86_64 LibreOffice_project/580$Build-1</meta:generator>
    <meta:document-statistic meta:table-count="1" meta:cell-count="1524" meta:object-count="0"/>
  </office:meta>
</office:document-meta>
</file>